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Footnote">
      <style:paragraph-properties style:text-autospace="none"/>
      <style:text-properties fo:font-size="8pt" style:font-size-asian="8pt" style:font-size-complex="8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2" style:family="paragraph" style:parent-style-name="Heading_20_1" style:master-page-name="First_20_Page">
      <style:paragraph-properties style:page-number="auto"/>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262626" style:font-name="Verdana" style:font-name-asian="Verdana" style:font-name-complex="Verdana"/>
    </style:style>
    <style:style style:name="T5" style:family="text">
      <style:text-properties fo:color="#262626" style:font-name="Verdana" fo:font-style="normal" style:font-name-asian="Verdana" style:font-style-asian="normal" style:font-name-complex="Verdana" style:font-style-complex="normal"/>
    </style:style>
    <style:style style:name="T6" style:family="text">
      <style:text-properties fo:color="#262626" style:font-name="Verdana" fo:font-style="italic" style:font-name-asian="Verdana" style:font-style-asian="italic" style:font-name-complex="Verdana" style:font-style-complex="italic"/>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text-underline-style="none"/>
    </style:style>
    <style:style style:name="T13" style:family="text">
      <style:text-properties fo:color="#000047" fo:font-weight="normal" style:font-name-asian="Verdana" style:font-weight-asian="normal" style:font-name-complex="Verdana" style:font-weight-complex="normal"/>
    </style:style>
    <style:style style:name="T14" style:family="text">
      <style:text-properties fo:font-style="normal" style:font-style-asian="normal" style:font-style-complex="normal"/>
    </style:style>
    <style:style style:name="T1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explanatory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2">) and the action(s) taken by the consumer(s). <text:s/>Its main advantage is the knowledge independence it imparts between all of </text:span><text:span text:style-name="T10">the</text:span><text:span text:style-name="T12">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7"> the other nodes involved in </text:span><text:span text:style-name="T11">the</text:span><text:span text:style-name="T7"> event.</text:span><text:note text:id="ftn1" text:note-class="endnote"><text:note-citation>i</text:note-citation><text:note-body><text:p text:style-name="P11"/></text:note-body></text:note><text:note text:id="ftn2" text:note-class="footnote"><text:note-citation>1</text:note-citation><text:note-body><text:p text:style-name="P8"><text:span text:style-name="T4">D. Miorandi and S. Vitturi, "Performance analysis of producer/consumer protocols over IEEE 802.11 wireless links", </text:span><text:span text:style-name="T6">Proc. IEEE Workshop Factory Communication Systems (WFCS)</text:span><text:span text:style-name="T5">, 2004 </text:span></text:p></text:note-body></text:note><text:note text:id="ftn0" text:note-class="footnote"><text:note-citation>2</text:note-citation><text:note-body><text:p text:style-name="P11"><text:span text:style-name="T13">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3"><text:span text:style-name="T15">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9">the</text:span> time. <text:s/></text:p>
      <text:h text:style-name="Heading_20_2" text:outline-level="2">References and Context</text:h>
      <text:p text:style-name="Standard"> For more information on format and presentation, see: </text:p>
      <text:list xml:id="list8415879770210116664" text:style-name="L1">
        <text:list-item>
          <text:p text:style-name="P18">OpenLCB Common Information Technical Note</text:p>
        </text:list-item>
      </text:list>
      <text:h text:style-name="Heading_20_2" text:outline-level="2">Message Formats</text:h>
      <text:p text:style-name="P9">The range mask is implemented as a combined base value and mask, where the mask bits are the lowest n bits of the same value as <text:span text:style-name="T9">the</text:span> lowest bit. <text:s/>For example, the event-mask 0xABCD0000 would form the range 0xABCD0000-ABCDFFFF, since the lowest bit is a “0”and the mask bits extends to the first “1” bit, in this case the the <text:s/>low bit of <text:span text:style-name="T9">the</text:span> 'D' hex-digit. <text:s/>Similarly, the <text:span text:style-name="T9">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9">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ext:soft-page-break/>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14">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s </text:span><text:span text:style-name="T9">curr</text:span><text:span text:style-name="T9">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9">in the range specified by the </text:span>included event-ID-with-mask. <text:s/>This is one of the messages that allows bridges to do automatic routing of event messages. <text:s text:c="4"/></text:p>
      <text:p text:style-name="P10">The 50% is to allow rounding up to the enclosing bit, but no further. <text:s/><office:annotation><dc:creator>Bob Jacobsen</dc:creator><dc:date>2013-01-23T07:36:11</dc:date><text:p text:style-name="P23"><text:span text:style-name="T15">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of a producer range would be a fast clock node that sends a range of events to indicate the time. Since <text:span text:style-name="T9">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I/PRI or CI/CRI messages after IC is OK, but there's no delivery guarantee for <text:span text:style-name="T9">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39073663382271279" text:style-name="L2">
        <text:list-item>
          <text:p text:style-name="P19">When the node is first initialized, after <text:s/>the "Initialization Complete" message has been sent.</text:p>
        </text:list-item>
        <text:list-item>
          <text:p text:style-name="P19">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9">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ext:soft-page-break/>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text:soft-page-break/>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318154668972944196" text:style-name="L3">
        <text:list-item>
          <text:p text:style-name="P20">Don't <text:s/>do long linear searches to match an incoming Event ID to internal structures.</text:p>
        </text:list-item>
        <text:list-item>
          <text:p text:style-name="P2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s text:c="2"/></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3"><text:span text:style-name="T15">DPH: <text:s text:c="2"/>[[reference needed] Right now, it's on the web at http://www.openlcb.org/trunk/specs/EventIdAllocations.pdf and </text:span><text:span text:style-name="T15"><text:a xlink:href="http://www.openlcb.org/trunk/specs/EventIdAllocations.ods">http://www.openlcb.org/trunk/specs/EventIdAllocations.ods</text:a></text:span><text:span text:style-name="T15">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2</text:p>
          <text:p text:style-name="P16"><text:s/>2.3 References and Context<text:tab/>2</text:p>
          <text:p text:style-name="P16"><text:s/>2.4 Message Formats<text:tab/>2</text:p>
          <text:p text:style-name="P17"><text:s/>2.4.1 Producer/Consumer Event Report (PCER)<text:tab/>3</text:p>
          <text:p text:style-name="P17"><text:s/>2.4.2 Identify Consumer <text:tab/>3</text:p>
          <text:p text:style-name="P17"><text:s/>2.4.3 Consumer Identified <text:tab/>3</text:p>
          <text:p text:style-name="P17"><text:s/>2.4.4 Consumer Range Identified<text:tab/>3</text:p>
          <text:p text:style-name="P17"><text:s/>2.4.5 Identify Producer <text:tab/>3</text:p>
          <text:p text:style-name="P17"><text:s/>2.4.6 Producer Identified<text:tab/>4</text:p>
          <text:p text:style-name="P17"><text:s/>2.4.7 Producer Range Identified<text:tab/>4</text:p>
          <text:p text:style-name="P17"><text:s/>2.4.8 Identify Events<text:tab/>4</text:p>
          <text:p text:style-name="P16"><text:s/>2.5 States<text:tab/>4</text:p>
          <text:p text:style-name="P16"><text:s/>2.6 Interactions<text:tab/>4</text:p>
          <text:p text:style-name="P17"><text:s/>2.6.1 Event Transfer<text:tab/>5</text:p>
          <text:p text:style-name="P17"><text:s/>2.6.2 Event Enquiry<text:tab/>5</text:p>
          <text:p text:style-name="P17"><text:s/>2.6.3 Producer Enquiry<text:tab/>5</text:p>
          <text:p text:style-name="P17"><text:s/>2.6.4 Consumer Enquiry<text:tab/>6</text:p>
          <text:p text:style-name="P15"><text:s/>3 Background information <text:tab/>6</text:p>
          <text:p text:style-name="P16"><text:s/>3.1 Gateways<text:tab/>7</text:p>
          <text:p text:style-name="P16"><text:s/>3.2 Implementation hints<text:tab/>7</text:p>
          <text:p text:style-name="P16"><text:s/>3.3 Well known events<text:tab/>7</text:p>
          <text:p text:style-name="P16"><text:s/>3.4 History section:<text:tab/>7</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6" text:date-value="2013-01-24T15:18:21.99">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15:18:21.99">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6" text:date-value="2013-01-24T15:18:21.99">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9</meta:editing-cycles>
    <meta:editing-duration>P3DT19H17M34S</meta:editing-duration>
    <meta:generator>OpenOffice.org/3.4.1$Unix OpenOffice.org_project/341m1$Build-9593</meta:generator>
    <dc:date>2013-01-24T15:18:22</dc:date>
    <meta:keyword>OpenLCB Event Transport</meta:keyword>
    <dc:creator>David Harris</dc:creator>
    <meta:document-statistic meta:table-count="2" meta:image-count="1" meta:object-count="0" meta:page-count="9" meta:paragraph-count="196" meta:word-count="3233" meta:character-count="19817"/>
    <meta:user-defined meta:name="Info 1"/>
    <meta:user-defined meta:name="Info 2"/>
    <meta:user-defined meta:name="Info 3"/>
    <meta:user-defined meta:name="Info 4"/>
  </office:meta>
</office:document-meta>
</file>